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7.6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2p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style:paragraph-properties fo:text-align="start"/>
      <style:text-properties fo:font-size="14pt"/>
    </style:style>
    <style:style style:name="P7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.6cm" svg:y="1.7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.6cm" svg:y="5.258cm">
            <text:p><text:span text:style-name="T1"/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.6cm" svg:y="2.8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2cm" svg:y="1.8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5.8cm" svg:height="3.4cm" svg:x="12cm" svg:y="5.6cm">
            <text:p text:style-name="P6">favourite_song?(Song)</text:p>
            <text:p text:style-name="P6">cheer()</text:p>
            <text:p text:style-name="P6">reduce_money()</text:p>
            <text:p text:style-name="P6">increase_money()</text:p>
            <text:p text:style-name="P6">sing(Song)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.8cm" svg:height="2.7cm" svg:x="12cm" svg:y="2.9cm">
            <text:p text:style-name="P6">@Name == String</text:p>
            <text:p text:style-name="P6">@Money == Integer</text:p>
            <text:p text:style-name="P6">@fav_song == Song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2.1cm" svg:y="10.1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10.5cm" svg:height="7.9cm" svg:x="2.1cm" svg:y="16cm">
            <text:p text:style-name="P6">space_for_guests?(Array (type Guest))</text:p>
            <text:p text:style-name="P6">check_in_guests(Array (type Guest))</text:p>
            <text:p text:style-name="P6">check_out_guests()</text:p>
            <text:p text:style-name="P6">add_song(Song)</text:p>
            <text:p text:style-name="P6">song_in_room?(Song)</text:p>
            <text:p text:style-name="P6">remove_song(Song)</text:p>
            <text:p text:style-name="P6">play_next_song()</text:p>
            <text:p text:style-name="P6">play_random_song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0.5cm" svg:height="4.8cm" svg:x="2.1cm" svg:y="11.2cm">
            <text:p text:style-name="P6">@@door_number == Integer</text:p>
            <text:p text:style-name="P6">@Guests = Array (type Guest)</text:p>
            <text:p text:style-name="P6">@Songs == Array (type Song)</text:p>
            <text:p text:style-name="P6">@capacity == Integer</text:p>
            <text:p text:style-name="P6">@entry_fee == Integer 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2T13:26:55.071328000</dc:date>
    <meta:editing-duration>PT1H14M24S</meta:editing-duration>
    <meta:editing-cycles>22</meta:editing-cycles>
    <meta:generator>LibreOffice/5.2.6.2$MacOSX_X86_64 LibreOffice_project/a3100ed2409ebf1c212f5048fbe377c281438fdc</meta:generator>
    <meta:document-statistic meta:object-count="12"/>
  </office:meta>
</office:document-meta>
</file>